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0673in" svg:y="0.0394in">
            <draw:object draw:notify-on-update-of-ranges="Sheet1.A1:Sheet1.A1 Sheet1.A2:Sheet1.A11 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588440932977301" calcext:value-type="float">
            <text:p>5.88440932977301E-00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309319881745283" calcext:value-type="float">
            <text:p>3.09319881745283E-00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110599713077" calcext:value-type="float">
            <text:p>2.00110599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510105875165492" calcext:value-type="float">
            <text:p>5.10105875165492E-00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47237284758874" calcext:value-type="float">
            <text:p>4.7237284758874E-00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764867766204949" calcext:value-type="float">
            <text:p>7.64867766204949E-00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303736905026317" calcext:value-type="float">
            <text:p>3.03736905026317E-00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986305952462379" calcext:value-type="float">
            <text:p>9.86305952462379E-00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796705261271816" calcext:value-type="float">
            <text:p>7.96705261271816E-00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13294726531" calcext:value-type="float">
            <text:p>2.0001329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0000-00-00T19:29:43.9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date>2015-04-16T19:31:46.279000000</dc:date>
    <meta:editing-duration>P0D</meta:editing-duration>
    <meta:editing-cycles>1</meta:editing-cycles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Elite Percentage Change</text:p>
        </chart:title>
        <chart:legend chart:legend-position="end" svg:x="13.201cm" svg:y="4.188cm" style:legend-expansion="high" chart:style-name="ch3"/>
        <chart:plot-area chart:style-name="ch4" table:cell-range-address="Sheet1.A1:Sheet1.B11" chart:data-source-has-labels="both" svg:x="1.358cm" svg:y="1.635cm" svg:width="11.203cm" svg:height="6.177cm">
          <chartooo:coordinate-region svg:x="2.826cm" svg:y="1.847cm" svg:width="9.455cm" svg:height="5.292cm"/>
          <chart:axis chart:dimension="x" chart:name="primary-x" chart:style-name="ch5" chartooo:axis-type="auto">
            <chartooo:date-scale/>
            <chart:title svg:x="5.711cm" svg:y="7.993cm" chart:style-name="ch6">
              <text:p>Elite Percentage</text:p>
            </chart:title>
            <chart:categories table:cell-range-address="Sheet1.A2:Sheet1.A11"/>
          </chart:axis>
          <chart:axis chart:dimension="y" chart:name="primary-y" chart:style-name="ch5">
            <chart:title svg:x="0.451cm" svg:y="5.415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11</svg:desc>
                </draw:g>
              </table:table-cell>
              <table:table-cell office:value-type="float" office:value="0.00000588440932977301">
                <text:p>0.00000588440932977301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309319881745283">
                <text:p>0.000003093198817452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510105875165492">
                <text:p>0.00005101058751654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47237284758874">
                <text:p>0.000047237284758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764867766204949">
                <text:p>0.00007648677662049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303736905026317">
                <text:p>0.000030373690502631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986305952462379">
                <text:p>0.000098630595246237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0796705261271816">
                <text:p>0.000007967052612718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